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274cm" fo:min-width="7.24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401cm" fo:min-width="9.152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163cm" fo:min-width="7.878cm"/>
      <style:paragraph-properties style:writing-mode="lr-tb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1.401cm" fo:min-width="8.644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83cm" fo:min-width="2.548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274cm" fo:min-width="3.056cm"/>
      <style:paragraph-properties style:writing-mode="lr-tb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2.29cm" fo:min-width="5.596cm"/>
      <style:paragraph-properties style:writing-mode="lr-tb"/>
    </style:style>
    <style:style style:name="gr9" style:family="graphic" style:parent-style-name="standard">
      <style:graphic-properties draw:fill-color="#ff6d6d" draw:textarea-horizontal-align="justify" draw:textarea-vertical-align="middle" draw:auto-grow-height="false" fo:min-height="1.401cm" fo:min-width="6.231cm"/>
      <style:paragraph-properties style:writing-mode="lr-tb"/>
    </style:style>
    <style:style style:name="gr10" style:family="graphic" style:parent-style-name="standard">
      <style:graphic-properties draw:fill-color="#ff6d6d" draw:textarea-horizontal-align="justify" draw:textarea-vertical-align="middle" draw:auto-grow-height="false" fo:min-height="1.147cm" fo:min-width="9.025cm"/>
      <style:paragraph-properties style:writing-mode="lr-tb"/>
    </style:style>
    <style:style style:name="gr11" style:family="graphic" style:parent-style-name="standard">
      <style:graphic-properties draw:fill-color="#ff6d6d" draw:textarea-horizontal-align="justify" draw:textarea-vertical-align="middle" draw:auto-grow-height="false" fo:min-height="1.274cm" fo:min-width="8.644cm"/>
      <style:paragraph-properties style:writing-mode="lr-tb"/>
    </style:style>
    <style:style style:name="gr12" style:family="graphic" style:parent-style-name="standard">
      <style:graphic-properties draw:fill-color="#77bc65" draw:textarea-horizontal-align="justify" draw:textarea-vertical-align="middle" draw:auto-grow-height="false" fo:min-height="1.909cm" fo:min-width="7.628cm"/>
      <style:paragraph-properties style:writing-mode="lr-tb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1.909cm" fo:min-width="7.882cm"/>
      <style:paragraph-properties style:writing-mode="lr-tb"/>
    </style:style>
    <style:style style:name="gr14" style:family="graphic" style:parent-style-name="standard">
      <style:graphic-properties draw:fill-color="#ff6d6d" draw:textarea-horizontal-align="justify" draw:textarea-vertical-align="middle" draw:auto-grow-height="false" fo:min-height="1.401cm" fo:min-width="9.787cm"/>
      <style:paragraph-properties style:writing-mode="lr-tb"/>
    </style:style>
    <style:style style:name="gr15" style:family="graphic" style:parent-style-name="standard">
      <style:graphic-properties draw:fill-color="#ff6d6d" draw:textarea-horizontal-align="justify" draw:textarea-vertical-align="middle" draw:auto-grow-height="false" fo:min-height="1.782cm" fo:min-width="9.152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274cm" fo:min-width="6.612cm"/>
      <style:paragraph-properties style:writing-mode="lr-tb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274cm" fo:min-width="8.771cm"/>
      <style:paragraph-properties style:writing-mode="lr-tb"/>
    </style:style>
    <style:style style:name="gr18" style:family="graphic" style:parent-style-name="standard">
      <style:graphic-properties draw:fill-color="#77bc65" draw:textarea-horizontal-align="justify" draw:textarea-vertical-align="middle" draw:auto-grow-height="false" fo:min-height="1.782cm" fo:min-width="9.025cm"/>
      <style:paragraph-properties style:writing-mode="lr-tb"/>
    </style:style>
    <style:style style:name="gr19" style:family="graphic" style:parent-style-name="standard">
      <style:graphic-properties draw:fill-color="#77bc65" draw:textarea-horizontal-align="justify" draw:textarea-vertical-align="middle" draw:auto-grow-height="false" fo:min-height="1.274cm" fo:min-width="9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729fcf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" style:family="paragraph">
      <loext:graphic-properties draw:fill-color="#ff6d6d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8" style:family="paragraph">
      <loext:graphic-properties draw:fill-color="#77bc65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9" style:family="paragraph">
      <loext:graphic-properties draw:fill-color="#b2b2b2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47cm" svg:height="1.524cm" svg:x="17.133cm" svg:y="1.127cm">
          <text:p text:style-name="P1"><text:span text:style-name="T1">data_pdf.C</text:span></text:p>
          <text:p text:style-name="P1"><text:span text:style-name="T2">creates pdf from real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1.006cm" svg:y1="2.651cm" svg:x2="21.006cm" svg:y2="3.794cm">
          <text:p/>
        </draw:line>
        <draw:custom-shape draw:style-name="gr3" draw:text-style-name="P4" draw:layer="layout" svg:width="9.652cm" svg:height="1.651cm" svg:x="16.18cm" svg:y="3.667cm">
          <text:p text:style-name="P1"><text:span text:style-name="T1">cos_theta.root</text:span></text:p>
          <text:p text:style-name="P1"><text:span text:style-name="T2">cosine of theta pdf from real dat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006cm" svg:y1="5.318cm" svg:x2="21.006cm" svg:y2="6.461cm">
          <text:p/>
        </draw:line>
        <draw:custom-shape draw:style-name="gr4" draw:text-style-name="P6" draw:layer="layout" svg:width="8.378cm" svg:height="2.413cm" svg:x="16.817cm" svg:y="6.487cm">
          <text:p text:style-name="P5"><text:span text:style-name="T1">pseudo_exp.C</text:span></text:p>
          <text:p text:style-name="P5"><text:span text:style-name="T2">generating random bkg and</text:span></text:p>
          <text:p text:style-name="P5"><text:span text:style-name="T2">doing likelihood fi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144cm" svg:height="1.651cm" svg:x="7.096cm" svg:y="10.271cm">
          <text:p text:style-name="P5"><text:span text:style-name="T1">compile.sh OR compile17.sh</text:span></text:p>
          <text:p text:style-name="P5"><text:span text:style-name="T2">pseudo_exp.C compi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96cm" svg:height="2.159cm" svg:x="17.958cm" svg:y="10.017cm">
          <text:p text:style-name="P5"><text:span text:style-name="T1">local x remo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1.006cm" svg:y1="8.874cm" svg:x2="21.006cm" svg:y2="10.017cm">
          <text:p/>
        </draw:line>
        <draw:custom-shape draw:style-name="gr7" draw:text-style-name="P8" draw:layer="layout" svg:width="3.556cm" svg:height="1.524cm" svg:x="9.89cm" svg:y="13.065cm">
          <text:p text:style-name="P5"><text:span text:style-name="T1">PE.exe</text:span></text:p>
          <text:p text:style-name="P5"><text:span text:style-name="T2">execut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96cm" svg:height="2.54cm" svg:x="26.717cm" svg:y="6.423cm">
          <text:p text:style-name="P5"><text:span text:style-name="T1">remote_stats.sh</text:span></text:p>
          <text:p text:style-name="P5"><text:span text:style-name="T1">remote_stats2.sh</text:span></text:p>
          <text:p text:style-name="P5"><text:span text:style-name="T2">currently not 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731cm" svg:height="1.651cm" svg:x="17.764cm" svg:y="19.161cm">
          <text:p text:style-name="P5"><text:span text:style-name="T1">getstats.sh</text:span></text:p>
          <text:p text:style-name="P5"><text:span text:style-name="T2">run PE.exe in paralle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525cm" svg:height="1.397cm" svg:x="25.003cm" svg:y="13.319cm">
          <text:p text:style-name="P5"><text:span text:style-name="T1">sync.sh</text:span></text:p>
          <text:p text:style-name="P5"><text:span text:style-name="T2">sync all necessary files with VM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9.144cm" svg:height="1.524cm" svg:x="25.193cm" svg:y="15.859cm">
          <text:p text:style-name="P5"><text:span text:style-name="T1">remote_compile.sh</text:span></text:p>
          <text:p text:style-name="P5"><text:span text:style-name="T2">compile pseudo_exp.C on VM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8.128cm" svg:height="2.159cm" svg:x="25.701cm" svg:y="10.017cm">
          <text:p text:style-name="P5"><text:span text:style-name="T1">prototype_bashrc.txt</text:span></text:p>
          <text:p text:style-name="P5"><text:span text:style-name="T1">val_bashrc.txt</text:span></text:p>
          <text:p text:style-name="P5"><text:span text:style-name="T2">bashrc for syncing with VM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382cm" svg:height="2.159cm" svg:x="25.574cm" svg:y="22.463cm">
          <text:p text:style-name="P5"><text:span text:style-name="T1">show_rdata.sh</text:span></text:p>
          <text:p text:style-name="P5"><text:span text:style-name="T2">shows number of completed</text:span></text:p>
          <text:p text:style-name="P5"><text:span text:style-name="T2">simulations on all VM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287cm" svg:height="1.651cm" svg:x="24.622cm" svg:y="25.765cm">
          <text:p text:style-name="P5"><text:span text:style-name="T1">fetch_data.sh</text:span></text:p>
          <text:p text:style-name="P5"><text:span text:style-name="T2">get all data from VMs to data f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652cm" svg:height="2.032cm" svg:x="16.049cm" svg:y="29.702cm">
          <text:p text:style-name="P5"><text:span text:style-name="T1">merge_all.sh</text:span></text:p>
          <text:p text:style-name="P5"><text:span text:style-name="T2">merges all files with same name </text:span></text:p>
          <text:p text:style-name="P5"><text:span text:style-name="T2">structure to data/merged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112cm" svg:height="1.524cm" svg:x="17.319cm" svg:y="32.877cm">
          <text:p text:style-name="P5"><text:span text:style-name="T1">get_prob.C</text:span></text:p>
          <text:p text:style-name="P5"><text:span text:style-name="T2">creates p-value from T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271cm" svg:height="1.524cm" svg:x="16.24cm" svg:y="38.719cm">
          <text:p text:style-name="P5"><text:span text:style-name="T1">skyfit.C</text:span></text:p>
          <text:p text:style-name="P5"><text:span text:style-name="T2">fits real data and shows p-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9.525cm" svg:height="2.032cm" svg:x="16.113cm" svg:y="35.544cm">
          <text:p text:style-name="P5"><text:span text:style-name="T1">prob.root</text:span></text:p>
          <text:p text:style-name="P5"><text:span text:style-name="T2">contains histograms with p-value</text:span></text:p>
          <text:p text:style-name="P5"><text:span text:style-name="T2">and its fit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0.033cm" svg:height="1.524cm" svg:x="15.859cm" svg:y="41.386cm">
          <text:p text:style-name="P5"><text:span text:style-name="T1">skyfit.root</text:span></text:p>
          <text:p text:style-name="P5"><text:span text:style-name="T2">contains nSig, TS and p-val map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129cm" svg:y1="20.812cm" svg:x2="29.702cm" svg:y2="22.336cm">
          <text:p/>
        </draw:line>
        <draw:line draw:style-name="gr2" draw:text-style-name="P3" draw:layer="layout" svg:x1="11.668cm" svg:y1="14.589cm" svg:x2="21.193cm" svg:y2="19.034cm">
          <text:p/>
        </draw:line>
        <draw:line draw:style-name="gr2" draw:text-style-name="P3" draw:layer="layout" svg:x1="21.006cm" svg:y1="20.812cm" svg:x2="20.939cm" svg:y2="29.575cm">
          <text:p/>
        </draw:line>
        <draw:line draw:style-name="gr2" draw:text-style-name="P3" draw:layer="layout" svg:x1="24.114cm" svg:y1="11.096cm" svg:x2="25.765cm" svg:y2="11.096cm">
          <text:p/>
        </draw:line>
        <draw:line draw:style-name="gr2" draw:text-style-name="P3" draw:layer="layout" svg:x1="29.765cm" svg:y1="12.176cm" svg:x2="29.765cm" svg:y2="13.319cm">
          <text:p/>
        </draw:line>
        <draw:line draw:style-name="gr2" draw:text-style-name="P3" draw:layer="layout" svg:x1="20.875cm" svg:y1="40.243cm" svg:x2="20.875cm" svg:y2="41.386cm">
          <text:p/>
        </draw:line>
        <draw:line draw:style-name="gr2" draw:text-style-name="P3" draw:layer="layout" svg:x1="20.875cm" svg:y1="37.576cm" svg:x2="20.875cm" svg:y2="38.719cm">
          <text:p/>
        </draw:line>
        <draw:line draw:style-name="gr2" draw:text-style-name="P3" draw:layer="layout" svg:x1="20.875cm" svg:y1="34.401cm" svg:x2="20.875cm" svg:y2="35.544cm">
          <text:p/>
        </draw:line>
        <draw:line draw:style-name="gr2" draw:text-style-name="P3" draw:layer="layout" svg:x1="29.765cm" svg:y1="27.416cm" svg:x2="20.939cm" svg:y2="29.575cm">
          <text:p/>
        </draw:line>
        <draw:line draw:style-name="gr2" draw:text-style-name="P3" draw:layer="layout" svg:x1="29.765cm" svg:y1="24.622cm" svg:x2="29.765cm" svg:y2="25.765cm">
          <text:p/>
        </draw:line>
        <draw:line draw:style-name="gr2" draw:text-style-name="P3" draw:layer="layout" svg:x1="11.668cm" svg:y1="11.922cm" svg:x2="11.668cm" svg:y2="13.065cm">
          <text:p/>
        </draw:line>
        <draw:line draw:style-name="gr2" draw:text-style-name="P3" draw:layer="layout" svg:x1="29.765cm" svg:y1="14.716cm" svg:x2="29.765cm" svg:y2="15.859cm">
          <text:p/>
        </draw:line>
        <draw:line draw:style-name="gr2" draw:text-style-name="P3" draw:layer="layout" svg:x1="17.891cm" svg:y1="11.096cm" svg:x2="16.24cm" svg:y2="11.096cm">
          <text:p/>
        </draw:line>
        <draw:line draw:style-name="gr2" draw:text-style-name="P3" draw:layer="layout" svg:x1="29.765cm" svg:y1="17.383cm" svg:x2="21.193cm" svg:y2="19.034cm">
          <text:p/>
        </draw:line>
        <draw:line draw:style-name="gr2" draw:text-style-name="P3" draw:layer="layout" svg:x1="20.875cm" svg:y1="31.734cm" svg:x2="20.875cm" svg:y2="32.8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4:03:02.390201894</meta:creation-date>
    <dc:date>2022-02-23T15:49:22.503545075</dc:date>
    <meta:editing-duration>PT1H24M45S</meta:editing-duration>
    <meta:editing-cycles>16</meta:editing-cycles>
    <meta:generator>LibreOffice/6.4.7.2$Linux_X86_64 LibreOffice_project/40$Build-2</meta:generator>
    <meta:document-statistic meta:object-count="36"/>
  </office:meta>
</office:document-meta>
</file>